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44.2pt" svg:height="751.8pt" svg:x="139.46pt" svg:y="6.07pt">
            <loext:p draw:notify-on-update-of-ranges="Sheet1.A53:Sheet1.A101 Sheet1.B2:Sheet1.B50 Sheet1.B53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formula="of:==========================" office:value-type="string" office:string-value="" calcext:value-type="error">
            <text:p>Err:5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kN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2857" calcext:value-type="float">
            <text:p>0.7028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2063" calcext:value-type="float">
            <text:p>0.6520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8571" calcext:value-type="float">
            <text:p>0.66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3968" calcext:value-type="float">
            <text:p>0.6739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6508" calcext:value-type="float">
            <text:p>0.6465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0635" calcext:value-type="float">
            <text:p>0.6406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2063" calcext:value-type="float">
            <text:p>0.65206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9524" calcext:value-type="float">
            <text:p>0.6295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8889" calcext:value-type="float">
            <text:p>0.6688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5238" calcext:value-type="float">
            <text:p>0.6352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63016" calcext:value-type="float">
            <text:p>0.6630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3175" calcext:value-type="float">
            <text:p>0.66317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0635" calcext:value-type="float">
            <text:p>0.69063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2857" calcext:value-type="float">
            <text:p>0.66285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9524" calcext:value-type="float">
            <text:p>0.6795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746" calcext:value-type="float">
            <text:p>0.657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8413" calcext:value-type="float">
            <text:p>0.66841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1905" calcext:value-type="float">
            <text:p>0.6519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3016" calcext:value-type="float">
            <text:p>0.6630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9841" calcext:value-type="float">
            <text:p>0.6798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1111" calcext:value-type="float">
            <text:p>0.69111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85397" calcext:value-type="float">
            <text:p>0.6853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79683" calcext:value-type="float">
            <text:p>0.6796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683" calcext:value-type="float">
            <text:p>0.67968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9683" calcext:value-type="float">
            <text:p>0.6796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9127" calcext:value-type="float">
            <text:p>0.691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127" calcext:value-type="float">
            <text:p>0.691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079" calcext:value-type="float">
            <text:p>0.72507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19365" calcext:value-type="float">
            <text:p>0.71936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381" calcext:value-type="float">
            <text:p>0.7138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19524" calcext:value-type="float">
            <text:p>0.71952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524" calcext:value-type="float">
            <text:p>0.71952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81" calcext:value-type="float">
            <text:p>0.7138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08254" calcext:value-type="float">
            <text:p>0.70825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08254" calcext:value-type="float">
            <text:p>0.70825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13968" calcext:value-type="float">
            <text:p>0.71396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3127" calcext:value-type="float">
            <text:p>0.7312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9841" calcext:value-type="float">
            <text:p>0.7198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25556" calcext:value-type="float">
            <text:p>0.72555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19524" calcext:value-type="float">
            <text:p>0.71952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25397" calcext:value-type="float">
            <text:p>0.72539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14127" calcext:value-type="float">
            <text:p>0.71412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14286" calcext:value-type="float">
            <text:p>0.71428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14286" calcext:value-type="float">
            <text:p>0.7142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97143" calcext:value-type="float">
            <text:p>0.69714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19841" calcext:value-type="float">
            <text:p>0.71984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19841" calcext:value-type="float">
            <text:p>0.71984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30952" calcext:value-type="float">
            <text:p>0.73095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36508" calcext:value-type="float">
            <text:p>0.736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:</text:p>
          </table:table-cell>
          <table:table-cell office:value-type="string" calcext:value-type="string">
            <text:p>49-kNN,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Accuracy:</text:p>
          </table:table-cell>
          <table:table-cell office:value-type="float" office:value="0.736508" calcext:value-type="float">
            <text:p>0.736508</text:p>
          </table:table-cell>
        </table:table-row>
        <table:table-row table:style-name="ro1">
          <table:table-cell table:formula="of:==========================" office:value-type="string" office:string-value="" calcext:value-type="error">
            <text:p>Err:510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kNN</text:p>
          </table:table-cell>
          <table:table-cell table:formula="of:=======================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81" calcext:value-type="float">
            <text:p>0.94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8254" calcext:value-type="float">
            <text:p>0.9382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7937" calcext:value-type="float">
            <text:p>0.9379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7937" calcext:value-type="float">
            <text:p>0.9379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619" calcext:value-type="float">
            <text:p>0.9661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1905" calcext:value-type="float">
            <text:p>0.9719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746" calcext:value-type="float">
            <text:p>0.9774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746" calcext:value-type="float">
            <text:p>0.9774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1746" calcext:value-type="float">
            <text:p>0.97174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66032" calcext:value-type="float">
            <text:p>0.9660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6619" calcext:value-type="float">
            <text:p>0.9661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6349" calcext:value-type="float">
            <text:p>0.96634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1905" calcext:value-type="float">
            <text:p>0.9719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60635" calcext:value-type="float">
            <text:p>0.96063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4921" calcext:value-type="float">
            <text:p>0.95492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49206" calcext:value-type="float">
            <text:p>0.94920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619" calcext:value-type="float">
            <text:p>0.966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0476" calcext:value-type="float">
            <text:p>0.960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:</text:p>
          </table:table-cell>
          <table:table-cell office:value-type="string" calcext:value-type="string">
            <text:p>17-kNN,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Accuracy:</text:p>
          </table:table-cell>
          <table:table-cell office:value-type="float" office:value="0.97746" calcext:value-type="float">
            <text:p>0.97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20:33.797725877</meta:creation-date>
    <dc:date>2016-02-28T16:26:15.944440279</dc:date>
    <meta:editing-duration>PT5M42S</meta:editing-duration>
    <meta:editing-cycles>1</meta:editing-cycles>
    <meta:generator>LibreOffice/5.1.0.3$Linux_X86_64 LibreOffice_project/10m0$Build-3</meta:generator>
    <meta:document-statistic meta:table-count="1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38cm" svg:height="26.523cm" xlink:href=".." xlink:type="simple" chart:class="chart:line" chart:column-mapping="0" chart:style-name="ch1">
        <chart:legend chart:legend-position="end" svg:x="33.951cm" svg:y="12.706cm" style:legend-expansion="high" chart:style-name="ch2"/>
        <chart:plot-area chart:style-name="ch3" table:cell-range-address="Sheet1.A53:Sheet1.B101 Sheet1.B2:Sheet1.B50" chart:data-source-has-labels="column" svg:x="0.736cm" svg:y="0.53cm" svg:width="32.479cm" svg:height="25.463cm">
          <chartooo:coordinate-region svg:x="1.652cm" svg:y="0.733cm" svg:width="31.371cm" svg:height="24.606cm"/>
          <chart:axis chart:dimension="x" chart:name="primary-x" chart:style-name="ch4" chartooo:axis-type="auto">
            <chartooo:date-scale/>
            <chart:categories table:cell-range-address="Sheet1.A53:Sheet1.A10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50" chart:class="chart:line">
            <chart:data-point chart:repeated="49"/>
          </chart:series>
          <chart:series chart:style-name="ch8" chart:values-cell-range-address="Sheet1.B53:Sheet1.B10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3:Sheet1.A101</svg:desc>
                </draw:g>
              </table:table-cell>
              <table:table-cell office:value-type="float" office:value="0.702857">
                <text:p>0.702857</text:p>
                <draw:g>
                  <svg:desc>Sheet1.B2:Sheet1.B50</svg:desc>
                </draw:g>
              </table:table-cell>
              <table:table-cell office:value-type="float" office:value="0.94381">
                <text:p>0.94381</text:p>
                <draw:g>
                  <svg:desc>Sheet1.B53:Sheet1.B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52063">
                <text:p>0.652063</text:p>
              </table:table-cell>
              <table:table-cell office:value-type="float" office:value="0.938254">
                <text:p>0.9382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68571">
                <text:p>0.668571</text:p>
              </table:table-cell>
              <table:table-cell office:value-type="float" office:value="0.937937">
                <text:p>0.9379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73968">
                <text:p>0.673968</text:p>
              </table:table-cell>
              <table:table-cell office:value-type="float" office:value="0.937937">
                <text:p>0.937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6508">
                <text:p>0.646508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0635">
                <text:p>0.640635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2063">
                <text:p>0.652063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9524">
                <text:p>0.629524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68889">
                <text:p>0.668889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5238">
                <text:p>0.635238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3016">
                <text:p>0.663016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175">
                <text:p>0.663175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90635">
                <text:p>0.690635</text:p>
              </table:table-cell>
              <table:table-cell office:value-type="float" office:value="0.96619">
                <text:p>0.966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2857">
                <text:p>0.662857</text:p>
              </table:table-cell>
              <table:table-cell office:value-type="float" office:value="0.971905">
                <text:p>0.9719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9524">
                <text:p>0.679524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746">
                <text:p>0.65746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8413">
                <text:p>0.668413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51905">
                <text:p>0.651905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63016">
                <text:p>0.663016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9841">
                <text:p>0.679841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91111">
                <text:p>0.691111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85397">
                <text:p>0.685397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79683">
                <text:p>0.679683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79683">
                <text:p>0.679683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79683">
                <text:p>0.679683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9127">
                <text:p>0.69127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9127">
                <text:p>0.69127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25079">
                <text:p>0.725079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19365">
                <text:p>0.719365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1381">
                <text:p>0.71381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19524">
                <text:p>0.719524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19524">
                <text:p>0.719524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1381">
                <text:p>0.71381</text:p>
              </table:table-cell>
              <table:table-cell office:value-type="float" office:value="0.966032">
                <text:p>0.9660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08254">
                <text:p>0.708254</text:p>
              </table:table-cell>
              <table:table-cell office:value-type="float" office:value="0.96619">
                <text:p>0.966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08254">
                <text:p>0.708254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13968">
                <text:p>0.713968</text:p>
              </table:table-cell>
              <table:table-cell office:value-type="float" office:value="0.966349">
                <text:p>0.9663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3127">
                <text:p>0.73127</text:p>
              </table:table-cell>
              <table:table-cell office:value-type="float" office:value="0.971905">
                <text:p>0.9719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19841">
                <text:p>0.719841</text:p>
              </table:table-cell>
              <table:table-cell office:value-type="float" office:value="0.960635">
                <text:p>0.9606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25556">
                <text:p>0.725556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19524">
                <text:p>0.719524</text:p>
              </table:table-cell>
              <table:table-cell office:value-type="float" office:value="0.954921">
                <text:p>0.95492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25397">
                <text:p>0.725397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14127">
                <text:p>0.714127</text:p>
              </table:table-cell>
              <table:table-cell office:value-type="float" office:value="0.949206">
                <text:p>0.9492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14286">
                <text:p>0.714286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14286">
                <text:p>0.714286</text:p>
              </table:table-cell>
              <table:table-cell office:value-type="float" office:value="0.96619">
                <text:p>0.966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97143">
                <text:p>0.697143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19841">
                <text:p>0.719841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19841">
                <text:p>0.719841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30952">
                <text:p>0.730952</text:p>
              </table:table-cell>
              <table:table-cell office:value-type="float" office:value="0.960476">
                <text:p>0.9604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36508">
                <text:p>0.736508</text:p>
              </table:table-cell>
              <table:table-cell office:value-type="float" office:value="0.960476">
                <text:p>0.96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